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B7DEE8"/>
    </style:style>
    <style:style style:name="ce4" style:family="table-cell" style:parent-style-name="Default" style:data-style-name="N0">
      <style:text-properties fo:color="#FFFF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22"/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88395833333333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3.78354166666667cm"/>
    </style:style>
    <style:style style:name="co15" style:family="table-column">
      <style:table-column-properties fo:break-before="auto" style:column-width="2.98979166666667cm"/>
    </style:style>
    <style:style style:name="co16" style:family="table-column">
      <style:table-column-properties fo:break-before="auto" style:column-width="3.96875cm" style:use-optimal-column-width="true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4.39208333333333cm"/>
    </style:style>
    <style:style style:name="co21" style:family="table-column">
      <style:table-column-properties fo:break-before="auto" style:column-width="4.44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00-lineimg2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42343203" table:style-name="ce1">
            <text:p>42343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80" table:style-name="ce1"/>
        </table:table-row>
        <table:table-row table:style-name="ro1">
          <table:table-cell office:value-type="float" office:value="666631" table:style-name="ce1">
            <text:p>66663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4324431544" table:style-name="ce1">
            <text:p>5.2432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53341555" table:style-name="ce1">
            <text:p>465334155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54255" table:style-name="ce1">
            <text:p>33542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.5333647555444403E+17" table:style-name="ce1">
            <text:p>6.5333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75540" table:style-name="ce1">
            <text:p>75540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2222" table:style-name="ce1">
            <text:p>3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62643" table:style-name="ce1">
            <text:p>6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522453" table:style-name="ce1">
            <text:p>32522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41706" table:style-name="ce1">
            <text:p>325417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604" table:style-name="ce1">
            <text:p>234246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LANG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00-lineimg3_png_log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443154" table:style-name="ce1">
            <text:p>62443154</text:p>
          </table:table-cell>
          <table:table-cell office:value-type="string" table:style-name="ce1">
            <text:p>ش</text:p>
          </table:table-cell>
          <table:table-cell table:number-columns-repeated="16382" table:style-name="ce1"/>
        </table:table-row>
        <table:table-row table:style-name="ro1">
          <table:table-cell office:value-type="float" office:value="45346713" table:style-name="ce1">
            <text:p>4534671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ط</text:p>
          </table:table-cell>
          <table:table-cell table:number-columns-repeated="2" table:style-name="ce1"/>
          <table:table-cell office:value-type="string" table:style-name="ce1">
            <text:p>huruf tho' gabung dengan tasydi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4443+03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5746" table:style-name="ce1">
            <text:p>7574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cabangan lam<text:s/></text:p>
          </table:table-cell>
          <table:table-cell table:number-columns-repeated="16379"/>
        </table:table-row>
        <table:table-row table:style-name="ro1">
          <table:table-cell office:value-type="float" office:value="537544440" table:style-name="ce1">
            <text:p>537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+43435256400+4564+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sydid harusnya berada di atas ro'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-4-3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247566" table:style-name="ce1">
            <text:p>5247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+4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337272226" table:style-name="ce1">
            <text:p>443372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255554444446" table:style-name="ce1">
            <text:p>6.25256E+1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anya percabangan dengan alif<text:s/>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25+45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anya tasydid pada huruf lam</text:p>
          </table:table-cell>
          <table:table-cell table:number-columns-repeated="16379"/>
        </table:table-row>
        <table:table-row table:style-name="ro1">
          <table:table-cell office:value-type="float" office:value="33454142162" table:style-name="ce1">
            <text:p>3345414216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527" table:style-name="ce1">
            <text:p>452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3624714" table:style-name="ce1">
            <text:p>44362471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734722624-04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ا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ل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ا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float" office:value="24653" table:style-name="ce1">
            <text:p>24653</text:p>
          </table:table-cell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54-4+4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43+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45-442</text:p>
          </table:table-cell>
          <table:table-cell office:value-type="string" table:style-name="ce1">
            <text:p>ب</text:p>
          </table:table-cell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0-lineimg4_png_log" table:style-name="ta2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444+3233213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540035" table:style-name="ce1">
            <text:p>234245400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1543+33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322332415" table:style-name="ce1">
            <text:p>232233241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.32535346754444E+17" table:style-name="ce1">
            <text:p>2.32535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52435" table:style-name="ce4">
            <text:p>4352435</text:p>
          </table:table-cell>
          <table:table-cell office:value-type="string" table:style-name="ce1">
            <text:p>ع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107216333355440" table:style-name="ce5">
            <text:p>3.10722E+1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ruf pegon lam tergabung dengan sho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753+43+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436 <text:s/>5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3+2644+35+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233554444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2373754444" table:style-name="ce1">
            <text:p>423737544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371" table:style-name="ce6">
            <text:p>12371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5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-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36255342" table:style-name="ce1">
            <text:p>433625534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557" table:style-name="ce1">
            <text:p>70557</text:p>
          </table:table-cell>
          <table:table-cell office:value-type="string" table:style-name="ce1">
            <text:p>tasydid</text:p>
          </table:table-cell>
          <table:table-cell table:number-columns-repeated="16382" table:style-name="ce1"/>
        </table:table-row>
        <table:table-row table:style-name="ro1">
          <table:table-cell office:value-type="float" office:value="7655145443" table:style-name="ce1">
            <text:p>7655145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65" table:style-name="ce1">
            <text:p>66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2+25154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5321353" table:style-name="ce1">
            <text:p>33532135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  <table:table table:name="p00-lineimg5_png_log" table:style-name="ta1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355735342" table:style-name="ce1">
            <text:p>3557353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nda plus nya dihilangkan karena percabangan tasydid harusnya berada di atas ya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56-33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float" office:value="272222223" table:style-name="ce1">
            <text:p>272222223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34524343 20017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float" office:value="424353573" table:style-name="ce1">
            <text:p>424353573</text:p>
          </table:table-cell>
          <table:table-cell office:value-type="string" table:style-name="ce1">
            <text:p>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+5443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435243+4+53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6+555454445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6243" table:style-name="ce1">
            <text:p>6243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+22+745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float" office:value="431347575" table:style-name="ce1">
            <text:p>431347575</text:p>
          </table:table-cell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242+421</text:p>
          </table:table-cell>
          <table:table-cell office:value-type="string" table:style-name="ce1">
            <text:p>غ</text:p>
          </table:table-cell>
          <table:table-cell table:number-columns-repeated="16382" table:style-name="ce1"/>
        </table:table-row>
        <table:table-row table:style-name="ro1">
          <table:table-cell office:value-type="float" office:value="455" table:formula="msoxl:=421+34" table:style-name="ce1">
            <text:p>455</text:p>
          </table:table-cell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office:value-type="float" office:value="146453555443" table:style-name="ce1">
            <text:p>1.46454E+11</text:p>
          </table:table-cell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office:value-type="float" office:value="455555332" table:style-name="ce1">
            <text:p>455555332</text:p>
          </table:table-cell>
          <table:table-cell office:value-type="string" table:style-name="ce1">
            <text:p>ر</text:p>
          </table:table-cell>
          <table:table-cell table:number-columns-repeated="16382" table:style-name="ce1"/>
        </table:table-row>
        <table:table-row table:style-name="ro1">
          <table:table-cell office:value-type="float" office:value="5555532" table:style-name="ce1">
            <text:p>5555532</text:p>
          </table:table-cell>
          <table:table-cell office:value-type="string" table:style-name="ce1">
            <text:p>ر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3214446" table:style-name="ce1">
            <text:p>3214446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-530-34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4+5-41+45</text:p>
          </table:table-cell>
          <table:table-cell office:value-type="string" table:style-name="ce1">
            <text:p>م</text:p>
          </table:table-cell>
          <table:table-cell table:number-columns-repeated="2" table:style-name="ce1"/>
          <table:table-cell office:value-type="string" table:style-name="ce1">
            <text:p>titik pada ya' bercabang dengan mim</text:p>
          </table:table-cell>
          <table:table-cell table:number-columns-repeated="16379"/>
        </table:table-row>
        <table:table-row table:style-name="ro1">
          <table:table-cell office:value-type="float" office:value="3322222" table:style-name="ce1">
            <text:p>33222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66665140" table:style-name="ce1">
            <text:p>66665140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float" office:value="2233534" table:style-name="ce1">
            <text:p>2233534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26766151424" table:style-name="ce1">
            <text:p>26766151424</text:p>
          </table:table-cell>
          <table:table-cell office:value-type="string" table:style-name="ce1">
            <text:p>ل</text:p>
          </table:table-cell>
          <table:table-cell table:number-columns-repeated="16382"/>
        </table:table-row>
        <table:table-row table:style-name="ro1">
          <table:table-cell office:value-type="float" office:value="1535311172" table:style-name="ce1">
            <text:p>1535311172</text:p>
          </table:table-cell>
          <table:table-cell office:value-type="string" table:style-name="ce1">
            <text:p>ه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p00-lineimg6_png_log" table:style-name="ta1">
        <table:table-column table:style-name="co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5365746 <text:s/>03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+0064 <text:s/>45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71131443 3222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4445" table:style-name="ce1">
            <text:p>54445</text:p>
          </table:table-cell>
          <table:table-cell office:value-type="string" table:style-name="ce1">
            <text:p>tasydid seharusnya ada di mim</text:p>
          </table:table-cell>
          <table:table-cell table:number-columns-repeated="16377"/>
        </table:table-row>
        <table:table-row table:style-name="ro1">
          <table:table-cell office:value-type="float" office:value="354543534553433" table:style-name="ce1">
            <text:p>3.54544E+1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5553223" table:style-name="ce1">
            <text:p>5555322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515154" table:style-name="ce1">
            <text:p>1515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5234535775445" table:style-name="ce1">
            <text:p>5.52345E+1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5554444433" table:style-name="ce1">
            <text:p>6.25555E+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+6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3657044" table:style-name="ce1">
            <text:p>336570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41201604" table:style-name="ce1">
            <text:p>24120160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53434305 <text:s/>010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5635544432" table:style-name="ce1">
            <text:p>556355444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643" table:style-name="ce1">
            <text:p>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 dihilangkan karena terdapat percabangan dengan al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72+7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53566" table:style-name="ce1">
            <text:p>435356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3314" table:style-name="ce1">
            <text:p>4331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2422" table:style-name="ce1">
            <text:p>3424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8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23" table:style-name="ce1">
            <text:p>64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urufnya terputus</text:p>
          </table:table-cell>
          <table:table-cell table:number-columns-repeated="16378"/>
        </table:table-row>
        <table:table-row table:style-name="ro1">
          <table:table-cell office:value-type="float" office:value="55554" table:style-name="ce1">
            <text:p>55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+245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756" table:style-name="ce1">
            <text:p>6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55534322" table:style-name="ce1">
            <text:p>45555343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  <table:table table:name="p00-lineimg7_png_log" table:style-name="ta2">
        <table:table-column table:style-name="co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764355444+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266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324" table:style-name="ce1">
            <text:p>632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3461444435" table:style-name="ce1">
            <text:p>53461444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223237" table:style-name="ce1">
            <text:p>352232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7667254" table:style-name="ce1">
            <text:p>47667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424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3146321067414" table:style-name="ce1">
            <text:p>1.43146E+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5054" table:style-name="ce1">
            <text:p>7550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55445416" table:style-name="ce1">
            <text:p>375544541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36541243-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65577147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2314164" table:style-name="ce1">
            <text:p>442314164</text:p>
          </table:table-cell>
          <table:table-cell office:value-type="string" table:style-name="ce1">
            <text:p>ع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54-44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5443364" table:style-name="ce1">
            <text:p>6544336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245440" table:style-name="ce1">
            <text:p>662454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2623236" table:style-name="ce1">
            <text:p>1226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34557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423" table:style-name="ce6">
            <text:p>342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54" table:style-name="ce1">
            <text:p>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+41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24+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3241435543" table:style-name="ce1">
            <text:p>3.43241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5421722" table:style-name="ce1">
            <text:p>354217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p00-lineimg8_png_log" table:style-name="ta2">
        <table:table-column table:style-name="co8" table:default-cell-style-name="ce1"/>
        <table:table-column table:style-name="co2" table:number-columns-repeated="4" table:default-cell-style-name="ce1"/>
        <table:table-column table:style-name="co9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10" table:style-name="ce9">
            <text:p>TIDAK TERBAC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float" office:value="6.4541554443514696E+18" table:style-name="ce1">
            <text:p>6.45416E+18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24545" table:style-name="ce1">
            <text:p>66245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33706" table:style-name="ce1">
            <text:p>222337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24" table:style-name="ce1">
            <text:p>6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535544444" table:style-name="ce1">
            <text:p>353554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315323+27 1431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234163274544" table:style-name="ce1">
            <text:p>4.23416E+1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5524" table:style-name="ce1">
            <text:p>6255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5266" table:style-name="ce1">
            <text:p>225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43364556403" table:style-name="ce1">
            <text:p>5.43365E+1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222224" table:style-name="ce1">
            <text:p>2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+24443+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5555534242173" table:style-name="ce1">
            <text:p>5.55553E+1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number-columns-spanned="1" table:number-rows-spanned="2" table:style-name="ce9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4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42+444354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5345725454" table:style-name="ce1">
            <text:p>4.3534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+5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p00-lineimg9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 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3555531432" table:style-name="ce1">
            <text:p>4.53556E+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743+74031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4433524" table:style-name="ce1">
            <text:p>5443352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624" table:style-name="ce1">
            <text:p>6266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6347244" table:style-name="ce1">
            <text:p>4363472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.22203365554544E+17" table:style-name="ce1">
            <text:p>2.22203E+17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232" table:style-name="ce1">
            <text:p>642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35223753" table:style-name="ce1">
            <text:p>34352237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63457753014" table:style-name="ce1">
            <text:p>4.36346E+1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53554421336" table:style-name="ce1">
            <text:p>3.53554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555422" table:style-name="ce1">
            <text:p>45554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02433676-40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3441414325" table:style-name="ce1">
            <text:p>4344141432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545444440420140" table:style-name="ce1">
            <text:p>4.54544E+1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ta' hilang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p00-lineimg10_png_log" table:style-name="ta1">
        <table:table-column table:style-name="co10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76366666667" table:style-name="ce1">
            <text:p>76366666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43434313+35455 <text:s/>2031335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+0544444</text:p>
          </table:table-cell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5344 <text:s/>0021313+6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54+53437 <text:s/>+55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265" table:style-name="ce1">
            <text:p>662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442" table:style-name="ce1">
            <text:p>4444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02222" table:style-name="ce1">
            <text:p>10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3662554" table:style-name="ce1">
            <text:p>736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3372" table:style-name="ce1">
            <text:p>233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54737466701" table:style-name="ce1">
            <text:p>3.54737E+1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.3457343205555501E+17" table:style-name="ce1">
            <text:p>5.34573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11122" table:style-name="ce1">
            <text:p>111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6554432364" table:style-name="ce1">
            <text:p>6.46554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5541033" table:style-name="ce1">
            <text:p>62555410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3" table:style-name="ce9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p00-lineimg11_png_log" table:style-name="ta1">
        <table:table-column table:style-name="co11" table:default-cell-style-name="ce1"/>
        <table:table-column table:style-name="co2" table:number-columns-repeated="4" table:default-cell-style-name="ce1"/>
        <table:table-column table:style-name="co12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52344" table:style-name="ce1">
            <text:p>6523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52344" table:style-name="ce1">
            <text:p>6523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331403356744" table:style-name="ce1">
            <text:p>4.13314E+1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52332325" table:style-name="ce1">
            <text:p>43523323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61544363" table:style-name="ce1">
            <text:p>76154436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144-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46665" table:style-name="ce1">
            <text:p>46466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523" table:style-name="ce1">
            <text:p>65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453" table:style-name="ce1">
            <text:p>64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443" table:style-name="ce1">
            <text:p>5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2+7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+2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552416" table:style-name="ce1">
            <text:p>555241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4522623" table:style-name="ce1">
            <text:p>3445226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320" table:style-name="ce1">
            <text:p>32532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+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 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+452+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12">
            <text:p>anotasi 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00-lineimg12_png_log" table:style-name="ta1">
        <table:table-column table:style-name="co1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4341570" table:style-name="ce1">
            <text:p>66434157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46061435472+7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645745434 <text:s/>03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342634 <text:s/>32242+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+74544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2413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744342253+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13552173" table:style-name="ce1">
            <text:p>421355217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363+434277400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456056" table:style-name="ce1">
            <text:p>64560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+76513356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253645567311" table:style-name="ce1">
            <text:p>4.25365E+1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4436217" table:style-name="ce1">
            <text:p>4443621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755741434" table:style-name="ce1">
            <text:p>4755741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25143253" table:style-name="ce1">
            <text:p>42514325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27" table:style-name="ce1">
            <text:p>6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+433 <text:s/>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graph wau terputus</text:p>
          </table:table-cell>
          <table:table-cell table:number-columns-repeated="16378"/>
        </table:table-row>
        <table:table-row table:style-name="ro1">
          <table:table-cell office:value-type="float" office:value="4435245205" table:style-name="ce1">
            <text:p>443524520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13136337375 <text:s/>341434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222333-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0-lineimg15_png_log" table:style-name="ta1">
        <table:table-column table:style-name="co1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756474457013" table:style-name="ce1">
            <text:p>7.5647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6466425" table:style-name="ce1">
            <text:p>44646642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string" table:style-name="ce1">
            <text:p>tasydid</text:p>
          </table:table-cell>
          <table:table-cell table:number-columns-repeated="16377"/>
        </table:table-row>
        <table:table-row table:style-name="ro1">
          <table:table-cell office:value-type="float" office:value="2.4364570575344499E+17" table:style-name="ce1">
            <text:p>2.4364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424643434" table:style-name="ce1">
            <text:p>3342464343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222644" table:style-name="ce1">
            <text:p>52222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2622333204" table:style-name="ce1">
            <text:p>4.32622E+11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+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4254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43+1+0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notasi hilang</text:p>
          </table:table-cell>
          <table:table-cell table:number-columns-repeated="16378" table:style-name="ce1"/>
        </table:table-row>
        <table:table-row table:style-name="ro1">
          <table:table-cell office:value-type="float" office:value="64423" table:style-name="ce1">
            <text:p>6442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5342442" table:style-name="ce1">
            <text:p>6534244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ta' tergabung di ghai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23+7+543620+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23+461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55555443322" table:style-name="ce1">
            <text:p>4.55555E+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202222" table:style-name="ce6">
            <text:p>720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30217332" table:style-name="ce6">
            <text:p>3230217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262635 <text:s/>2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44" table:style-name="ce1">
            <text:p>66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2451462044" table:style-name="ce1">
            <text:p>4.22451E+11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153 2131+3227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7606" table:style-name="ce1">
            <text:p>5676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442464" table:style-name="ce1">
            <text:p>64424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44+4433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55572463146" table:style-name="ce1">
            <text:p>5.55572E+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22332440777553E+18" table:style-name="ce1">
            <text:p>2.22332E+18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5+25431213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66671" table:style-name="ce1">
            <text:p>36667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36706435" table:style-name="ce1">
            <text:p>5367064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0-lineimg16_png_log" table:style-name="ta1">
        <table:table-column table:style-name="co1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266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62634" table:style-name="ce1">
            <text:p>62626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22224334" table:style-name="ce1">
            <text:p>5222243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212354+725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6545-44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32553 <text:s/>203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1435265" table:style-name="ce1">
            <text:p>314352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76266" table:style-name="ce1">
            <text:p>5762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float" office:value="6553034" table:style-name="ce1">
            <text:p>65530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.1222235524447202E+21" table:style-name="ce1">
            <text:p>4.12222E+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3+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6431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42424 <text:s/>6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24 <text:s/>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7653415220" table:style-name="ce1">
            <text:p>4.47653E+1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0-lineimg17_png_log" table:style-name="ta1">
        <table:table-column table:style-name="co1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464" table:style-name="ce1">
            <text:p>664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264 <text:s/>22234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2424 <text:s/>0217234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4-2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4633142415555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5644-33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53543654" table:style-name="ce1">
            <text:p>64535436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25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7555405" table:style-name="ce1">
            <text:p>7755540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62464" table:style-name="ce1">
            <text:p>624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511323" table:style-name="ce1">
            <text:p>5113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225224631552207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3544464637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25554543466" table:style-name="ce1">
            <text:p>2555454346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524-44337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543536" table:style-name="ce1">
            <text:p>65543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457615434424624 <text:s/>32+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1223213065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33122" table:style-name="ce1">
            <text:p>331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6655" table:style-name="ce1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52442543" table:style-name="ce1">
            <text:p>52442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32525555442+74356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titik ta' berada diatas wa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55-25453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23+56675713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2435203454" table:style-name="ce1">
            <text:p>2435203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5344454444437321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p00-lineimg18_png_log" table:style-name="ta1">
        <table:table-column table:style-name="co1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654-47-324314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754341" table:style-name="ce1">
            <text:p>7543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52465563611172132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5543+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float" office:value="154437" table:style-name="ce1">
            <text:p>1544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64645354 <text:s/>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3+606634533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5353" table:style-name="ce1">
            <text:p>645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434" table:style-name="ce1">
            <text:p>543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122+403+4+665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ta' berada di atas hurug gha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41334+5636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35555453" table:style-name="ce1">
            <text:p>3355554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53233311417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4356" table:style-name="ce1">
            <text:p>4435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5644" table:style-name="ce1">
            <text:p>6665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24631452174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646222205" table:style-name="ce1">
            <text:p>34646222205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1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76160" table:style-name="ce1">
            <text:p>56761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label" table:style-name="ta3">
        <table:table-column table:style-name="co18" table:default-cell-style-name="ce10"/>
        <table:table-column table:style-name="co19" table:number-columns-repeated="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0">
            <text:p>rasm2alpha</text:p>
          </table:table-cell>
          <table:table-cell office:value-type="string" table:style-name="ce10">
            <text:p>huruf</text:p>
          </table:table-cell>
          <table:table-cell office:value-type="string" table:style-name="ce10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10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10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10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208" table:style-name="ro1">
          <table:table-cell table:number-columns-repeated="16384"/>
        </table:table-row>
      </table:table>
      <table:table table:name="lookup" table:style-name="ta3">
        <table:table-column table:style-name="co19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2-lineimg0-14_png_log" table:style-name="ta4">
        <table:table-column table:style-name="co20" table:default-cell-style-name="ce1"/>
        <table:table-column table:style-name="co2" table:number-columns-repeated="4" table:default-cell-style-name="ce1"/>
        <table:table-column table:style-name="co21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p02-lineimg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+64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+5443+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435254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4440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ersambung dengan ro'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65324521031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354554444144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745-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5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4245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3413105545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4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5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2">
            <text:p>tidak sesuai dengan graph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3">
            <text:p>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343556401434 <text:s/>221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1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217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354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433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4241 1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54-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2225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p02-lineimg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353122414 <text:s/>2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77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6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34572420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danya 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11213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danya 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41022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-56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2+23+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3414422+03+7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452232211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425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3366443 <text:s/>3311111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44444+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+54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dak ada lengkukan pada wau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2455210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36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1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1">
            <text:p>hilang<text:s/>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3644454444443 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354444403713207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7352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5444454+444+34323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4"/>
          <table:table-cell table:number-columns-repeated="16383" table:style-name="ce1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p02-lineimg0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737651335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576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-455-25354 <text:s/>54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77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5321343342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65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-34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222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5514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141234144644434+326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1030-1011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56567 <text:s/>645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22264<text:s text:c="2"/>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-36-46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352+134+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46532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+454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4+2+6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345404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-317-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073+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+552+4345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4344322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1456457-7342443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2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05-2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02-lineimg0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6453543431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345753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2534 10220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dak ada titik pada fa'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365553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cabangan dengan nun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7654143+4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4464-40-43 <text:s/>23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26265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55443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6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4313535477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rputus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55556272665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324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-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7402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45334455455741726661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3136732054544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27133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4345-345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3471410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5566306754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3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454246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2654543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2+4531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02-lineimg0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7753072544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3555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6632467424 <text:s/>205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3467426554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46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735754555 <text:s/>4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7665355415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+54443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26353657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3134+553+304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-3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+44443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4+5</text:p>
          </table:table-cell>
          <table:table-cell office:value-type="string" table:style-name="ce1">
            <text:p>ت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6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32363133+65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+4534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020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6254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2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3">
            <text:p>12+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-3423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5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22+36+76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36222655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3567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p02-lineimg0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7355402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643353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+440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62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kaf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77-2102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545376664 <text:s/>+30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63754543+2210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gan dengan dal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7644+44336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44431123033566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4254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5555241310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4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5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46647340177-4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45713215 <text:s/>+15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7354-44+7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ya'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747463544 <text:s/>36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+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gan dengan ro'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5432324521774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355440443145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14447+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p02-lineimg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76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33357245311545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5345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2">
            <text:p>di graphnya ta' dulu baru ya'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3553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3">
            <text:p>35554453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-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365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5543133542135554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i wau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55551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2445323111+14+5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3563543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2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757452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0-02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55566665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336364343332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7+663055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tambah + karena adanya titik di fa'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353531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nun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04042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4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-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63552431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3">
            <text:p>53465 ini titik pada qof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01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2">
            <text:p>putus dan 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p02-lineimg0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36+443 <text:s/>5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5254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44342106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63+677554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65544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634755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554331414 <text:s/>101143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2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3">
            <text:p>555651523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056364245666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0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3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5424402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111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642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+5+70565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2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3">
            <text:p>555556532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3+5667404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655345332+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2+5444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222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4363567-5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55435304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p02-lineimg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6553412533531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3142 +034+6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5555552303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13+1+713+4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75+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754-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4-4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3235242+055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55653407764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322262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2762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55443+54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465443721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532+13+4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435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451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552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55564 <text:s/>1113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722506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424 <text:s/>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33570735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53+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55541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344244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403+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44+44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33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p02-lineimg0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57666624+4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3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464312425 <text:s/>20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33574246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5345-4232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4354605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3332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6563505643221475 <text:s/>30234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47460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5433152 <text:s/>0761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5776144411327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72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5531243+007444476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55544+4537666643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4633143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text:s/>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7526544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66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0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0227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544442+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p02-lineimg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655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5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4647473444 <text:s/>331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ca tidak ada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5414620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m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655554444040+03203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424143 <text:s/>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544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ba' tidak ada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2226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032432310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1+41+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1323513353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152153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567605556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6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+54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2554543635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01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4445447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46376444+433+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3+53754433522 <text:s/>1+5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244442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34653421544444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4314<text:s/>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+52+4443371261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p02-lineimg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55551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13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33572472115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14543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65415-448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5644566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0015323+4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4557667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453433134+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45-33567-444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+56570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45444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nun tidak ada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6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001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70073206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6355463667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452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555546 <text:s/>7157711323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665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13332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543553654434326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p02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555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5773165666264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555533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54-44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67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6555443426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huruf atasnya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75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4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75717-04431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663543522231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mim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0675653344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354421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4-154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22263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36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2444-43+4-3+3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555614765-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722133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6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4577376116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183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</meta:initial-creator>
    <dc:creator>LENOVO</dc:creator>
    <meta:creation-date>2024-07-22T10:29:56Z</meta:creation-date>
    <dc:date>2024-09-24T09:24:49Z</dc:date>
    <meta:editing-cycles>29</meta:editing-cycles>
    <meta:editing-duration>PT126452S</meta:editing-duration>
  </office:meta>
</office:document-meta>
</file>